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75.21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  <style:style style:name="ce3" style:family="table-cell" style:parent-style-name="Default" style:data-style-name="N123"/>
    <style:style style:name="ce7" style:family="table-cell" style:parent-style-name="Default" style:data-style-name="N126"/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9]))" office:value-type="float" office:value="0.736226498257402" calcext:value-type="float">
            <text:p>0.73622649825740200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15]*[.C18]+[.D15]*[.D18]+[.E15]*[.E18]+[.F15]*[.F18]+[.G15]*[.G18]" office:value-type="float" office:value="3.4" calcext:value-type="float">
            <text:p>3.4</text:p>
          </table:table-cell>
          <table:table-cell table:formula="of:=[.C16]*[.C18]+[.D16]*[.D18]+[.E16]*[.E18]+[.F16]*[.F18]+[.G16]*[.G18]"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9]))" office:value-type="float" office:value="0.96770453530155" calcext:value-type="float">
            <text:p>0.96770453530155</text:p>
          </table:table-cell>
          <table:table-cell table:formula="of:=1/(1+EXP(-[.I19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15]*[.H20]+[.I15]*[.I20]+[.J15]" office:value-type="float" office:value="1.3520420749543" calcext:value-type="float">
            <text:p>1.3520420749543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1/(1+EXP(-[.K21]))" office:value-type="float" office:value="0.794463281942811" calcext:value-type="float">
            <text:p>0.79446328194281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30]*[.C33]+[.D30]*[.D33]+[.E30]*[.E33]+[.F30]*[.F33]+[.G30]*[.G33]" office:value-type="float" office:value="3.4" calcext:value-type="float">
            <text:p>3.4</text:p>
          </table:table-cell>
          <table:table-cell table:formula="of:=[.C31]*[.C33]+[.D31]*[.D33]+[.E31]*[.E33]+[.F31]*[.F33]+[.G31]*[.G33]"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34])" office:value-type="float" office:value="0.997774927934279" calcext:value-type="float">
            <text:p>0.997774927934279</text:p>
          </table:table-cell>
          <table:table-cell table:formula="of:=TANH([.I34])" office:value-type="float" office:value="0.991007453678118" calcext:value-type="float">
            <text:p>0.9910074536781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30]*[.H35]+[.I30]*[.I35]+[.J30]" office:value-type="float" office:value="1.39529967124429" calcext:value-type="float">
            <text:p>1.39529967124429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TANH([.K36])" office:value-type="float" office:value="0.884331422484791" calcext:value-type="float">
            <text:p>0.884331422484791</text:p>
          </table:table-cell>
        </table:table-row>
      </table:table>
      <table:table table:name="backward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3" table:formula="of:=1/(1+EXP(-[.I9]))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0.668187772168166" calcext:value-type="float">
            <text:p>0.668187772168166</text:p>
          </table:table-cell>
          <table:table-cell table:formula="of:=[.G8]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style-name="ce3" table:formula="of:=[.I10]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F7]" office:value-type="float" office:value="0.7" calcext:value-type="float">
            <text:p>0.7</text:p>
          </table:table-cell>
          <table:table-cell table:formula="of:=[.G7]" office:value-type="float" office:value="1.1" calcext:value-type="float">
            <text:p>1.1</text:p>
          </table:table-cell>
          <table:table-cell/>
          <table:table-cell table:formula="of:=[.I9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table:formula="of:=(EXP(-[.F14]) / ((1+EXP(-[.F14]))*(1+EXP(-[.F14])))  ) *[.I15]*[.F3]" office:value-type="float" office:value="0.00915386790930696" calcext:value-type="float">
            <text:p>0.009153867909307</text:p>
          </table:table-cell>
          <table:table-cell table:formula="of:=(EXP(-[.G14]) / ((1+EXP(-[.G14]))*(1+EXP(-[.G14])))  ) *[.I15]*[.G3]" office:value-type="float" office:value="0.00257864913613336" calcext:value-type="float">
            <text:p>0.002578649136133</text:p>
          </table:table-cell>
          <table:table-cell/>
          <table:table-cell table:formula="of:=(EXP(-[.I14]) / ((1+EXP(-[.I14]))*(1+EXP(-[.I14])))  ) * ([.I13]-[.L9])" office:value-type="float" office:value="0.045874487090464" calcext:value-type="float">
            <text:p>0.04587448709046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/>
          <table:table-cell table:formula="of:=[.C13]*[.F15]" office:value-type="float" office:value="0.00915386790930696" calcext:value-type="float">
            <text:p>0.009153867909307</text:p>
          </table:table-cell>
          <table:table-cell table:formula="of:=[.D13]*[.F15]" office:value-type="float" office:value="0.0183077358186139" calcext:value-type="float">
            <text:p>0.018307735818614</text:p>
          </table:table-cell>
          <table:table-cell table:formula="of:=[.E13]*[.F15]" office:value-type="float" office:value="0.00915386790930696" calcext:value-type="float">
            <text:p>0.009153867909307</text:p>
          </table:table-cell>
          <table:table-cell table:formula="of:=[.F13]*[.I15]" office:value-type="float" office:value="0.0306527713283344" calcext:value-type="float">
            <text:p>0.030652771328334</text:p>
          </table:table-cell>
          <table:table-cell table:formula="of:=[.G13]*[.I15]" office:value-type="float" office:value="0.0344177975286133" calcext:value-type="float">
            <text:p>0.034417797528613</text:p>
          </table:table-cell>
          <table:table-cell table:formula="of:=[.H13]*[.I15]" office:value-type="float" office:value="0.045874487090464" calcext:value-type="float">
            <text:p>0.045874487090464</text:p>
          </table:table-cell>
          <table:table-cell table:number-columns-repeated="2"/>
          <table:table-cell office:value-type="string" calcext:value-type="string">
            <text:p>et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[.C13]*[.G15]" office:value-type="float" office:value="0.00257864913613336" calcext:value-type="float">
            <text:p>0.002578649136133</text:p>
          </table:table-cell>
          <table:table-cell table:formula="of:=[.D13]*[.G15]" office:value-type="float" office:value="0.00515729827226671" calcext:value-type="float">
            <text:p>0.005157298272267</text:p>
          </table:table-cell>
          <table:table-cell table:formula="of:=[.E13]*[.G15]" office:value-type="float" office:value="0.00257864913613336" calcext:value-type="float">
            <text:p>0.0025786491361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w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pdate delta w</text:p>
          </table:table-cell>
          <table:table-cell/>
          <table:table-cell table:formula="of:=-[.$L$16]*[.C16]+[.$L$15]*[.C19]" office:value-type="float" office:value="-0.00228846697732674" calcext:value-type="float">
            <text:p>-0.002288466977327</text:p>
          </table:table-cell>
          <table:table-cell table:formula="of:=-[.$L$16]*[.D16]+[.$L$15]*[.D19]" office:value-type="float" office:value="-0.00457693395465348" calcext:value-type="float">
            <text:p>-0.004576933954653</text:p>
          </table:table-cell>
          <table:table-cell table:formula="of:=-[.$L$16]*[.E16]+[.$L$15]*[.E19]" office:value-type="float" office:value="-0.00228846697732674" calcext:value-type="float">
            <text:p>-0.002288466977327</text:p>
          </table:table-cell>
          <table:table-cell table:formula="of:=-[.$L$16]*[.F16]+[.$L$15]*[.F19]" office:value-type="float" office:value="-0.0076631928320836" calcext:value-type="float">
            <text:p>-0.007663192832084</text:p>
          </table:table-cell>
          <table:table-cell table:formula="of:=-[.$L$16]*[.G16]+[.$L$15]*[.G19]" office:value-type="float" office:value="-0.00860444938215334" calcext:value-type="float">
            <text:p>-0.008604449382153</text:p>
          </table:table-cell>
          <table:table-cell table:formula="of:=-[.$L$16]*[.H16]+[.$L$15]*[.H19]" office:value-type="float" office:value="-0.011468621772616" calcext:value-type="float">
            <text:p>-0.0114686217726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[.$L$16]*[.C17]+[.$L$15]*[.C20]" office:value-type="float" office:value="-0.000644662284033339" calcext:value-type="float">
            <text:p>-0.000644662284033</text:p>
          </table:table-cell>
          <table:table-cell table:formula="of:=-[.$L$16]*[.D17]+[.$L$15]*[.D20]" office:value-type="float" office:value="-0.00128932456806668" calcext:value-type="float">
            <text:p>-0.001289324568067</text:p>
          </table:table-cell>
          <table:table-cell table:formula="of:=-[.$L$16]*[.E17]+[.$L$15]*[.E20]" office:value-type="float" office:value="-0.000644662284033339" calcext:value-type="float">
            <text:p>-0.0006446622840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pdate w</text:p>
          </table:table-cell>
          <table:table-cell/>
          <table:table-cell table:style-name="ce2" table:formula="of:=[.C3]+[.C24]" office:value-type="float" office:value="0.497711533022673" calcext:value-type="float">
            <text:p>0.49771153302267300</text:p>
          </table:table-cell>
          <table:table-cell table:style-name="ce2" table:formula="of:=[.D3]+[.D24]" office:value-type="float" office:value="-0.00457693395465348" calcext:value-type="float">
            <text:p>-0.00457693395465348</text:p>
          </table:table-cell>
          <table:table-cell table:style-name="ce2" table:formula="of:=[.E3]+[.E24]" office:value-type="float" office:value="0.197711533022673" calcext:value-type="float">
            <text:p>0.19771153302267300</text:p>
          </table:table-cell>
          <table:table-cell table:style-name="ce2" table:formula="of:=[.F3]+[.F24]" office:value-type="float" office:value="0.892336807167916" calcext:value-type="float">
            <text:p>0.89233680716791600</text:p>
          </table:table-cell>
          <table:table-cell table:style-name="ce2" table:formula="of:=[.G3]+[.G24]" office:value-type="float" office:value="0.291395550617847" calcext:value-type="float">
            <text:p>0.29139555061784700</text:p>
          </table:table-cell>
          <table:table-cell table:style-name="ce2" table:formula="of:=[.H3]+[.H24]" office:value-type="float" office:value="0.188531378227384" calcext:value-type="float">
            <text:p>0.188531378227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+[.C25]" office:value-type="float" office:value="0.199355337715967" calcext:value-type="float">
            <text:p>0.19935533771596700</text:p>
          </table:table-cell>
          <table:table-cell table:style-name="ce2" table:formula="of:=[.D4]+[.D25]" office:value-type="float" office:value="0.0987106754319333" calcext:value-type="float">
            <text:p>0.09871067543193330</text:p>
          </table:table-cell>
          <table:table-cell table:style-name="ce2" table:formula="of:=[.E4]+[.E25]" office:value-type="float" office:value="0.699355337715967" calcext:value-type="float">
            <text:p>0.69935533771596700</text:p>
          </table:table-cell>
          <table:table-cell table:style-name="ce2" table:number-columns-repeated="3"/>
          <table:table-cell table:number-columns-repeated="4"/>
        </table:table-row>
      </table:table>
      <table:table table:name="RNN_feedforward_2nd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4" calcext:value-type="float">
            <text:p>4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982013790037908" calcext:value-type="float">
            <text:p>0.9820137900379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98201379003791" calcext:value-type="float">
            <text:p>0.798201379003791</text:p>
          </table:table-cell>
          <table:table-cell table:formula="of:=[.H9]*[.H5]+[.I5]*[.I9]" office:value-type="float" office:value="1.09640275800758" calcext:value-type="float">
            <text:p>1.0964027580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9589607251556" calcext:value-type="float">
            <text:p>0.689589607251556</text:p>
          </table:table-cell>
          <table:table-cell table:style-name="ce1" table:formula="of:=1/(1+EXP(-[.K10]))" office:value-type="float" office:value="0.749585484198447" calcext:value-type="float">
            <text:p>0.749585484198447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3.4" calcext:value-type="float">
            <text:p>3.4000</text:p>
          </table:table-cell>
          <table:table-cell table:formula="of:=[.C21]*[.C19]+[.D21]*[.D19]+[.E21]*[.E19]+[.F21]*[.F19]+[.G21]*[.G19]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96770453530155" calcext:value-type="float">
            <text:p>0.96770453530155</text:p>
          </table:table-cell>
          <table:table-cell table:formula="of:=1/(1+EXP(-[.I22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6646367461657" calcext:value-type="float">
            <text:p>1.6646367461657</text:p>
          </table:table-cell>
          <table:table-cell table:formula="of:=[.H23]*[.H19]+[.I19]*[.I23]+[.J23]*[.J19]" office:value-type="float" office:value="1.0874053287886" calcext:value-type="float">
            <text:p>1.087405328788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40859449552033" calcext:value-type="float">
            <text:p>0.84085944955203300000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3.4" calcext:value-type="float">
            <text:p>3.4000</text:p>
          </table:table-cell>
          <table:table-cell table:formula="of:=[.C63]*[.C61]+[.D63]*[.D61]+[.E63]*[.E61]+[.F63]*[.F61]+[.G63]*[.G61]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997774927934279" calcext:value-type="float">
            <text:p>0.997774927934279</text:p>
          </table:table-cell>
          <table:table-cell table:formula="of:=TANH([.I64])" office:value-type="float" office:value="0.992631520201128" calcext:value-type="float">
            <text:p>0.992631520201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9852630404023" calcext:value-type="float">
            <text:p>1.09852630404023</text:p>
          </table:table-cell>
          <table:table-cell table:formula="of:=[.H65]*[.H61]+[.I61]*[.I65]+[.J65]*[.J61]" office:value-type="float" office:value="1.69461955693422" calcext:value-type="float">
            <text:p>1.6946195569342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9969043404605" calcext:value-type="float">
            <text:p>0.79996904340460500000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2.8" calcext:value-type="float">
            <text:p>2.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942675824101131" calcext:value-type="float">
            <text:p>0.942675824101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94267582410113" calcext:value-type="float">
            <text:p>0.294267582410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73040585270667" calcext:value-type="float">
            <text:p>0.57304058527066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601128409689467" calcext:value-type="float">
            <text:p>0.601128409689467</text:p>
          </table:table-cell>
          <table:table-cell table:formula="of:=[.J79]*[.J73]+[.K73]*[.K79]" office:value-type="float" office:value="1.2157365267436" calcext:value-type="float">
            <text:p>1.2157365267436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10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1/(1+EXP(-[.J10]))" office:value-type="float" office:value="0.689589607251556" calcext:value-type="float">
            <text:p>0.689589607251556</text:p>
          </table:table-cell>
          <table:table-cell table:formula="of:=1/(1+EXP(-[.K10]))" office:value-type="float" office:value="0.749585484198447" calcext:value-type="float">
            <text:p>0.749585484198447</text:p>
          </table:table-cell>
          <table:table-cell table:style-name="ce1" table:formula="of:=[.C86]*[.B86]+[.C87]*[.C88]" office:value-type="float" office:value="1.01745633312164" calcext:value-type="float">
            <text:p>1.01745633312164000000</text:p>
          </table:table-cell>
          <table:table-cell table:formula="of:=TANH([.E86])" office:value-type="float" office:value="0.7688284557393" calcext:value-type="float">
            <text:p>0.7688284557393</text:p>
          </table:table-cell>
          <table:table-cell table:formula="of:=[.F86]*[.C89]" office:value-type="float" office:value="0.496597390779382" calcext:value-type="float">
            <text:p>0.496597390779382</text:p>
          </table:table-cell>
          <table:table-cell table:formula="of:=[.G86]/[.G91]" office:value-type="float" office:value="0.469404624141351" calcext:value-type="float">
            <text:p>0.469404624141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/(1+EXP(-[.K24]))" office:value-type="float" office:value="0.840859449552033" calcext:value-type="float">
            <text:p>0.840859449552033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 table:formula="of:=[.B87]*[.D86]+[.D87]*[.D88]" office:value-type="float" office:value="0.923955787934675" calcext:value-type="float">
            <text:p>0.923955787934675</text:p>
          </table:table-cell>
          <table:table-cell table:formula="of:=TANH([.E87])" office:value-type="float" office:value="0.727763423120701" calcext:value-type="float">
            <text:p>0.727763423120701</text:p>
          </table:table-cell>
          <table:table-cell table:formula="of:=[.F87]*[.D89]" office:value-type="float" office:value="0.561332943178816" calcext:value-type="float">
            <text:p>0.561332943178816</text:p>
          </table:table-cell>
          <table:table-cell table:formula="of:=[.G87]/[.G91]" office:value-type="float" office:value="0.530595375858649" calcext:value-type="float">
            <text:p>0.5305953758586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9969043404605" calcext:value-type="float">
            <text:p>0.799969043404605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0579303339582" calcext:value-type="float">
            <text:p>1.0579303339582</text:p>
          </table:table-cell>
          <table:table-cell table:number-columns-repeated="6"/>
        </table:table-row>
      </table:table>
      <table:table table:name="RNN_feedforward_2nd_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1.34694046241414" calcext:value-type="float">
            <text:p>1.3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793628981104839" calcext:value-type="float">
            <text:p>0.7936289811048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79362898110484" calcext:value-type="float">
            <text:p>0.779362898110484</text:p>
          </table:table-cell>
          <table:table-cell table:formula="of:=[.H9]*[.H5]+[.I5]*[.I9]" office:value-type="float" office:value="1.05872579622097" calcext:value-type="float">
            <text:p>1.05872579622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5542787653769" calcext:value-type="float">
            <text:p>0.685542787653769</text:p>
          </table:table-cell>
          <table:table-cell table:style-name="ce1" table:formula="of:=1/(1+EXP(-[.K10]))" office:value-type="float" office:value="0.742446968014836" calcext:value-type="float">
            <text:p>0.742446968014836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1.09388092482827" calcext:value-type="float">
            <text:p>1.0939</text:p>
          </table:table-cell>
          <table:table-cell table:formula="of:=[.C21]*[.C19]+[.D21]*[.D19]+[.E21]*[.E19]+[.F21]*[.F19]+[.G21]*[.G19]" office:value-type="float" office:value="1.34082138724241" calcext:value-type="float">
            <text:p>1.34082138724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749111820361658" calcext:value-type="float">
            <text:p>0.749111820361658</text:p>
          </table:table-cell>
          <table:table-cell table:formula="of:=1/(1+EXP(-[.I22]))" office:value-type="float" office:value="0.79262498582021" calcext:value-type="float">
            <text:p>0.792624985820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45346313690751" calcext:value-type="float">
            <text:p>1.45346313690751</text:p>
          </table:table-cell>
          <table:table-cell table:formula="of:=[.H23]*[.H19]+[.I19]*[.I23]+[.J23]*[.J19]" office:value-type="float" office:value="1.05852499716404" calcext:value-type="float">
            <text:p>1.05852499716404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105308420094" calcext:value-type="float">
            <text:p>0.81053084200940000000</text:p>
          </table:table-cell>
          <table:table-cell table:formula="of:=1/(1+EXP(-[.L24]))" office:value-type="float" office:value="0.742408569456823" calcext:value-type="float">
            <text:p>0.742408569456823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1.09388092482827" calcext:value-type="float">
            <text:p>1.0939</text:p>
          </table:table-cell>
          <table:table-cell table:formula="of:=[.C63]*[.C61]+[.D63]*[.D61]+[.E63]*[.E61]+[.F63]*[.F61]+[.G63]*[.G61]" office:value-type="float" office:value="1.34694046241414" calcext:value-type="float">
            <text:p>1.34694046241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798290250217041" calcext:value-type="float">
            <text:p>0.798290250217041</text:p>
          </table:table-cell>
          <table:table-cell table:formula="of:=TANH([.I64])" office:value-type="float" office:value="0.87332920855638" calcext:value-type="float">
            <text:p>0.873329208556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7466584171128" calcext:value-type="float">
            <text:p>1.07466584171128</text:p>
          </table:table-cell>
          <table:table-cell table:formula="of:=[.H65]*[.H61]+[.I61]*[.I65]+[.J65]*[.J61]" office:value-type="float" office:value="1.59115947101117" calcext:value-type="float">
            <text:p>1.5911594710111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1212617414962" calcext:value-type="float">
            <text:p>0.79121261741496200000</text:p>
          </table:table-cell>
          <table:table-cell table:formula="of:=TANH([.L66])" office:value-type="float" office:value="0.92032691868245" calcext:value-type="float">
            <text:p>0.92032691868245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1.18776184965654" calcext:value-type="float">
            <text:p>1.1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766340533867646" calcext:value-type="float">
            <text:p>0.7663405338676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76634053386765" calcext:value-type="float">
            <text:p>0.276634053386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68720824845917" calcext:value-type="float">
            <text:p>0.56872082484591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598104577392142" calcext:value-type="float">
            <text:p>0.598104577392142</text:p>
          </table:table-cell>
          <table:table-cell table:formula="of:=[.J79]*[.J73]+[.K73]*[.K79]" office:value-type="float" office:value="1.21184874236133" calcext:value-type="float">
            <text:p>1.21184874236133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3"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table:number-columns-repeated="5"/>
          <table:table-cell table:formula="of:=1/(1+EXP(-[.L80]))" office:value-type="float" office:value="0.645222543780728" calcext:value-type="float">
            <text:p>0.645222543780728</text:p>
          </table:table-cell>
          <table:table-cell table:formula="of:=1/(1+EXP(-[.M80]))" office:value-type="float" office:value="0.770625899232077" calcext:value-type="float">
            <text:p>0.77062589923207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_ol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table:formula="of:=[RNN_feedforward_2nd.E86]" office:value-type="float" office:value="1.01745633312164" calcext:value-type="float">
            <text:p>1.01745633312164000000</text:p>
          </table:table-cell>
          <table:table-cell table:formula="of:=1/(1+EXP(-[.J10]))" office:value-type="float" office:value="0.685542787653769" calcext:value-type="float">
            <text:p>0.685542787653769</text:p>
          </table:table-cell>
          <table:table-cell table:formula="of:=1/(1+EXP(-[.K10]))" office:value-type="float" office:value="0.742446968014836" calcext:value-type="float">
            <text:p>0.742446968014836</text:p>
          </table:table-cell>
          <table:table-cell table:style-name="ce1" table:formula="of:=[.C86]*[.B86]+[.C87]*[.C88]" office:value-type="float" office:value="1.338812079926" calcext:value-type="float">
            <text:p>1.33881207992600000000</text:p>
          </table:table-cell>
          <table:table-cell table:formula="of:=TANH([.E86])" office:value-type="float" office:value="0.871386628026913" calcext:value-type="float">
            <text:p>0.871386628026913</text:p>
          </table:table-cell>
          <table:table-cell table:formula="of:=[.F86]*[.C89]" office:value-type="float" office:value="0.562238296752035" calcext:value-type="float">
            <text:p>0.562238296752035</text:p>
          </table:table-cell>
          <table:table-cell table:formula="of:=[.G86]/[.G91]" office:value-type="float" office:value="0.453692800787076" calcext:value-type="float">
            <text:p>0.453692800787076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RNN_feedforward_2nd.E87]" office:value-type="float" office:value="0.923955787934675" calcext:value-type="float">
            <text:p>0.923955787934675</text:p>
          </table:table-cell>
          <table:table-cell table:formula="of:=1/(1+EXP(-[.K24]))" office:value-type="float" office:value="0.8105308420094" calcext:value-type="float">
            <text:p>0.8105308420094</text:p>
          </table:table-cell>
          <table:table-cell table:formula="of:=1/(1+EXP(-[.L24]))" office:value-type="float" office:value="0.742408569456823" calcext:value-type="float">
            <text:p>0.742408569456823</text:p>
          </table:table-cell>
          <table:table-cell table:formula="of:=[.B87]*[.D86]+[.D87]*[.D88]" office:value-type="float" office:value="1.3692467644635" calcext:value-type="float">
            <text:p>1.3692467644635</text:p>
          </table:table-cell>
          <table:table-cell table:formula="of:=TANH([.E87])" office:value-type="float" office:value="0.878520417308256" calcext:value-type="float">
            <text:p>0.878520417308256</text:p>
          </table:table-cell>
          <table:table-cell table:formula="of:=[.F87]*[.D89]" office:value-type="float" office:value="0.677010586581914" calcext:value-type="float">
            <text:p>0.677010586581914</text:p>
          </table:table-cell>
          <table:table-cell table:formula="of:=[.G87]/[.G91]" office:value-type="float" office:value="0.546307199212925" calcext:value-type="float">
            <text:p>0.5463071992129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1212617414962" calcext:value-type="float">
            <text:p>0.791212617414962</text:p>
          </table:table-cell>
          <table:table-cell table:formula="of:=TANH([.L66])" office:value-type="float" office:value="0.92032691868245" calcext:value-type="float">
            <text:p>0.9203269186824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222543780728" calcext:value-type="float">
            <text:p>0.645222543780728</text:p>
          </table:table-cell>
          <table:table-cell table:formula="of:=1/(1+EXP(-[.M80]))" office:value-type="float" office:value="0.770625899232077" calcext:value-type="float">
            <text:p>0.77062589923207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23924888333395" calcext:value-type="float">
            <text:p>1.2392488833339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0" loext:min-decimal-places="20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0" loext:min-decimal-places="0" number:min-integer-digits="4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09:53:06.242258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31:29.332781574</meta:creation-date>
    <meta:generator>LibreOffice/6.0.7.3$Linux_X86_64 LibreOffice_project/00m0$Build-3</meta:generator>
    <dc:date>2019-05-07T10:14:49.142269950</dc:date>
    <meta:editing-duration>PT23H39M18S</meta:editing-duration>
    <meta:editing-cycles>10</meta:editing-cycles>
    <meta:document-statistic meta:table-count="4" meta:cell-count="622" meta:object-count="0"/>
  </office:meta>
</office:document-meta>
</file>